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3333"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2">
      <style:text-properties style:text-underline-style="none" fo:font-weight="normal" fo:background-color="#ffffff" style:font-weight-asian="normal" style:font-weight-complex="normal"/>
    </style:style>
    <style:style style:name="P34" style:family="paragraph" style:parent-style-name="Standard" style:list-style-name="L3">
      <style:text-properties style:text-underline-style="none" fo:font-weight="normal" fo:background-color="transparent"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7">
      <style:text-properties style:text-underline-style="none" fo:font-weight="normal" fo:background-color="#ff9999" style:font-weight-asian="normal" style:font-weight-complex="normal"/>
    </style:style>
    <style:style style:name="P39" style:family="paragraph" style:parent-style-name="Standard" style:list-style-name="L14">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ff00" style:font-weight-asian="normal" style:font-weight-complex="normal"/>
    </style:style>
    <style:style style:name="P41" style:family="paragraph" style:parent-style-name="Standard" style:list-style-name="L13">
      <style:text-properties style:text-underline-style="none" fo:font-weight="normal" fo:background-color="#ccffcc" style:font-weight-asian="normal" style:font-weight-complex="normal"/>
    </style:style>
    <style:style style:name="P42" style:family="paragraph" style:parent-style-name="Standard" style:list-style-name="L6">
      <style:text-properties style:text-underline-style="none" fo:font-weight="bold" fo:background-color="transparent" style:font-weight-asian="bold" style:font-weight-complex="bold"/>
    </style:style>
    <style:style style:name="P43" style:family="paragraph" style:parent-style-name="Standard" style:list-style-name="L9">
      <style:text-properties style:text-underline-style="none" fo:font-weight="bold" style:font-weight-asian="bold" style:font-weight-complex="bold"/>
    </style:style>
    <style:style style:name="P44"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2">
      <style:text-properties fo:color="#000000" style:text-underline-style="none" fo:font-weight="normal" fo:background-color="transparent" style:font-weight-asian="normal" style:font-weight-complex="normal"/>
    </style:style>
    <style:style style:name="P50" style:family="paragraph" style:parent-style-name="Standard" style:list-style-name="L3">
      <style:text-properties fo:color="#000000" style:text-underline-style="none" fo:font-weight="normal" fo:background-color="#ffffcc" style:font-weight-asian="normal" style:font-weight-complex="normal"/>
    </style:style>
    <style:style style:name="P51" style:family="paragraph" style:parent-style-name="Standard" style:list-style-name="L2">
      <style:text-properties fo:background-color="#ffffff"/>
    </style:style>
    <style:style style:name="P52"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3" style:family="paragraph" style:parent-style-name="Standard" style:list-style-name="L6">
      <style:text-properties fo:background-color="#ffff99"/>
    </style:style>
    <style:style style:name="P54" style:family="paragraph" style:parent-style-name="Standard" style:list-style-name="L6">
      <style:text-properties fo:background-color="transparent"/>
    </style:style>
    <style:style style:name="P55" style:family="paragraph" style:parent-style-name="Standard" style:list-style-name="L8"/>
    <style:style style:name="P56" style:family="paragraph" style:parent-style-name="Standard" style:list-style-name="L8">
      <style:text-properties fo:background-color="#ff3300"/>
    </style:style>
    <style:style style:name="P57" style:family="paragraph" style:parent-style-name="Standard" style:list-style-name="L10"/>
    <style:style style:name="P58" style:family="paragraph" style:parent-style-name="Standard" style:list-style-name="L10">
      <style:paragraph-properties>
        <style:tab-stops/>
      </style:paragraph-properties>
    </style:style>
    <style:style style:name="P59" style:family="paragraph" style:parent-style-name="Standard" style:list-style-name="L10">
      <style:paragraph-properties>
        <style:tab-stops/>
      </style:paragraph-properties>
      <style:text-properties fo:background-color="#ffff00"/>
    </style:style>
    <style:style style:name="P60" style:family="paragraph" style:parent-style-name="Standard" style:list-style-name="L8">
      <style:text-properties fo:background-color="#ffff00"/>
    </style:style>
    <style:style style:name="P61" style:family="paragraph" style:parent-style-name="Standard" style:list-style-name="L17"/>
    <style:style style:name="P62"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99ff66" style:font-weight-asian="normal" style:font-weight-complex="normal"/>
    </style:style>
    <style:style style:name="P63"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4"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8"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1"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2"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4"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5" style:family="paragraph" style:parent-style-name="Standard" style:list-style-name="L2">
      <style:paragraph-properties fo:background-color="transparent">
        <style:background-image/>
      </style:paragraph-properties>
    </style:style>
    <style:style style:name="P76" style:family="paragraph" style:parent-style-name="Standard" style:list-style-name="L2">
      <style:paragraph-properties fo:background-color="transparent">
        <style:background-image/>
      </style:paragraph-properties>
      <style:text-properties fo:background-color="#66ff66"/>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6"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7"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8" style:family="paragraph" style:parent-style-name="Standard" style:list-style-name="L10">
      <style:paragraph-properties fo:background-color="#ffffff">
        <style:tab-stops/>
        <style:background-image/>
      </style:paragraph-properties>
      <style:text-properties fo:background-color="#ffffff"/>
    </style:style>
    <style:style style:name="P89" style:family="paragraph" style:parent-style-name="Standard" style:list-style-name="L10">
      <style:paragraph-properties fo:background-color="#ffffff">
        <style:tab-stops/>
        <style:background-image/>
      </style:paragraph-properties>
      <style:text-properties fo:background-color="#ff3333"/>
    </style:style>
    <style:style style:name="P90"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style:text-underline-style="none" fo:font-weight="normal" fo:background-color="#99ff66"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8" style:family="text">
      <style:text-properties fo:font-variant="normal" fo:text-transform="none" fo:color="#000000" fo:letter-spacing="normal" style:text-underline-style="none" fo:font-weight="normal" style:font-weight-asian="normal" style:font-weight-complex="normal"/>
    </style:style>
    <style:style style:name="T9"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10"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1" style:family="text">
      <style:text-properties fo:font-variant="normal" fo:text-transform="none" fo:color="#e64320" style:font-name="inherit" fo:font-size="9.75pt" fo:letter-spacing="normal" fo:font-style="normal" fo:background-color="#eff0f1"/>
    </style:style>
    <style:style style:name="T12" style:family="text">
      <style:text-properties fo:font-variant="normal" fo:text-transform="none" fo:color="#303336" style:font-name="inherit" fo:font-size="9.75pt" fo:letter-spacing="normal" fo:font-style="normal" fo:background-color="#eff0f1"/>
    </style:style>
    <style:style style:name="T13" style:family="text">
      <style:text-properties fo:font-variant="normal" fo:text-transform="none" fo:color="#0f74bd" style:font-name="inherit" fo:font-size="9.75pt" fo:letter-spacing="normal" fo:font-style="normal" fo:background-color="#eff0f1"/>
    </style:style>
    <style:style style:name="T14" style:family="text">
      <style:text-properties fo:font-variant="normal" fo:text-transform="none" fo:color="#101094" style:font-name="inherit" fo:font-size="9.75pt" fo:letter-spacing="normal" fo:font-style="normal" fo:background-color="#eff0f1"/>
    </style:style>
    <style:style style:name="T15" style:family="text">
      <style:text-properties fo:font-variant="normal" fo:text-transform="none" fo:color="#c80000" style:font-name="Consolas1" fo:font-size="9pt" fo:letter-spacing="normal" fo:font-style="normal"/>
    </style:style>
    <style:style style:name="T16"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7" style:family="text">
      <style:text-properties style:use-window-font-color="true" style:text-underline-style="none" fo:font-weight="bold" style:font-weight-asian="bold" style:font-weight-complex="bold"/>
    </style:style>
    <style:style style:name="T18" style:family="text">
      <style:text-properties fo:background-color="#ff9999"/>
    </style:style>
    <style:style style:name="T19" style:family="text">
      <style:text-properties fo:background-color="#ff3333"/>
    </style:style>
    <style:style style:name="T20" style:family="text">
      <style:text-properties fo:background-color="transparent"/>
    </style:style>
    <style:style style:name="T21"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95816671449053606"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4"/>
        </text:list-item>
        <text:list-item>
          <text:p text:style-name="P44">Design sections</text:p>
        </text:list-item>
      </text:list>
      <text:p text:style-name="P1"/>
      <text:p text:style-name="P1">TODO OVERALL</text:p>
      <text:list xml:id="list3495832205091237332" text:style-name="L2">
        <text:list-item>
          <text:p text:style-name="P62"/>
        </text:list-item>
        <text:list-item>
          <text:p text:style-name="P63"><text:span text:style-name="T15">tour lightsOff enjoyHint</text:span></text:p>
        </text:list-item>
        <text:list-item>
          <text:p text:style-name="P75"><text:span text:style-name="T3"/></text:p>
        </text:list-item>
        <text:list-item>
          <text:p text:style-name="P63">jquery ui</text:p>
        </text:list-item>
        <text:list-item>
          <text:p text:style-name="P75"/>
        </text:list-item>
        <text:list-item>
          <text:p text:style-name="P76"/>
        </text:list-item>
        <text:list-item>
          <text:p text:style-name="P64">maybe the value should fix case etc but becuase of the nature of it may not follow casing rules and i want it to look right when comes up so maybe it needing to be exact is ok</text:p>
        </text:list-item>
        <text:list-item>
          <text:p text:style-name="P64">marbles and the template: tech element should have aMarble on div outside img, for example or on img for when looking for value currently have them in different places</text:p>
        </text:list-item>
        <text:list-item>
          <text:p text:style-name="P64">would it be better to have the template have the click functions and template the marble and the card </text:p>
          <text:list>
            <text:list-item>
              <text:p text:style-name="P64">/*not sure if passes event but seems to work onClick="function cardClicked(event){cardToFrontClick(event);}cardClicked();*/</text:p>
            </text:list-item>
            <text:list-item>
              <text:p text:style-name="P64">/* &lt;div class="pg2Text higher" onClick="function runHi(){alert('beforeHi');hi();alert('afterHi');}runHi();"&gt;&lt;div class="bottomAlignBox"&gt;&lt;div &gt;What I Can Do&lt;/div&gt;&lt;div&gt; <text:s text:c="3"/>*/</text:p>
            </text:list-item>
            <text:list-item>
              <text:p text:style-name="P64">function hi(){alert('Hi!');}</text:p>
            </text:list-item>
            <text:list-item>
              <text:p text:style-name="P90"><text:span text:style-name="Source_20_Text"><text:span text:style-name="T11">onclick</text:span></text:span><text:span text:style-name="Source_20_Text"><text:span text:style-name="T12">=</text:span></text:span><text:span text:style-name="Source_20_Text"><text:span text:style-name="T13">"</text:span></text:span><text:span text:style-name="Source_20_Text"><text:span text:style-name="T12">dosomething(</text:span></text:span><text:span text:style-name="Source_20_Text"><text:span text:style-name="T14">this</text:span></text:span><text:span text:style-name="Source_20_Text"><text:span text:style-name="T12">.value)</text:span></text:span><text:span text:style-name="Source_20_Text"><text:span text:style-name="T13">"</text:span></text:span></text:p>
            </text:list-item>
            <text:list-item>
              <text:p text:style-name="P64"/>
            </text:list-item>
          </text:list>
          <text:p text:style-name="P69"/>
        </text:list-item>
        <text:list-item>
          <text:p text:style-name="P64">investigate if my clicks doubling up are the marbles getting delegated severa copies same code</text:p>
        </text:list-item>
        <text:list-item>
          <text:p text:style-name="P64">often using classes just for names can i use name insted etc</text:p>
        </text:list-item>
        <text:list-item>
          <text:p text:style-name="P64">througout have had to make containers that are made to the ratio of the card so the card can grow to fit it proportionaltey. Maybe i can make it so based only on one dimension but height or width?</text:p>
        </text:list-item>
        <text:list-item>
          <text:p text:style-name="P70">glass effect if go on to chrome add on for selecting components it glows when hover over <text:soft-page-break/>and looks like how i want it</text:p>
        </text:list-item>
        <text:list-item>
          <text:p text:style-name="P64">grey till load makes less sense now that the first page isnt grey</text:p>
        </text:list-item>
        <text:list-item>
          <text:p text:style-name="P64">have a look at this, want a <text:s/>plugin on my website so maybe this can be one</text:p>
          <text:list>
            <text:list-item>
              <text:p text:style-name="P64"><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1">buttons = ensure all clickables have a hover event – a white glow maybe inner and out box shadow might do, so can use same effect on each element dispite differences</text:p>
          <text:list>
            <text:list-item>
              <text:p text:style-name="P71">needs to be correlation between clickables all have a shadow, glow, ...</text:p>
            </text:list-item>
            <text:list-item>
              <text:p text:style-name="P64"><text:a xlink:type="simple" xlink:href="https://css-tricks.com/almanac/selectors/a/active/" text:style-name="Internet_20_link" text:visited-style-name="Visited_20_Internet_20_Link"><text:span text:style-name="T19">https://css-tricks.com/almanac/selectors/a/active/</text:span></text:a><text:span text:style-name="T19"> </text:span></text:p>
            </text:list-item>
            <text:list-item>
              <text:p text:style-name="P71">maybe matching outline</text:p>
            </text:list-item>
            <text:list-item>
              <text:p text:style-name="P71">when drag the magnifier should shine or change colour so not just the dragging show it is active or another drop shadow – it could drop the shadow when hovered and pressed</text:p>
            </text:list-item>
            <text:list-item>
              <text:p text:style-name="P71">i dont use blue maybe this could be reserved for actions/buttons</text:p>
            </text:list-item>
          </text:list>
        </text:list-item>
        <text:list-item>
          <text:p text:style-name="P64">utils px to percent etc etc use it few places</text:p>
        </text:list-item>
        <text:list-item>
          <text:p text:style-name="P73"/>
        </text:list-item>
        <text:list-item>
          <text:p text:style-name="P64">set mobile view as just my cv – or my other site i made</text:p>
        </text:list-item>
        <text:list-item>
          <text:p text:style-name="P64">set function for retaining your coord but changing parent</text:p>
        </text:list-item>
        <text:list-item>
          <text:p text:style-name="P73">one resizing .js that tracks what page on </text:p>
        </text:list-item>
        <text:list-item>
          <text:p text:style-name="P25">css is doubled in places makign hard to fix</text:p>
        </text:list-item>
        <text:list-item>
          <text:p text:style-name="P64">better quality images for marbles – slight white transparency</text:p>
        </text:list-item>
        <text:list-item>
          <text:p text:style-name="P27">data for cards</text:p>
          <text:p text:style-name="P49"/>
        </text:list-item>
        <text:list-item>
          <text:p text:style-name="P28"/>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3">marble look fish bowl need jq library</text:p>
        </text:list-item>
        <text:list-item>
          <text:p text:style-name="P51">generate marbles from list technologies</text:p>
          <text:list>
            <text:list-item>
              <text:p text:style-name="P51">use template </text:p>
            </text:list-item>
            <text:list-item>
              <text:p text:style-name="P51">make it so can spin the image instead of div</text:p>
            </text:list-item>
            <text:list-item>
              <text:p text:style-name="P51">redo anims so dont need as much html</text:p>
            </text:list-item>
            <text:list-item>
              <text:p text:style-name="P51">anims own js file</text:p>
            </text:list-item>
          </text:list>
        </text:list-item>
        <text:list-item>
          <text:p text:style-name="P51">make one set function for calculating lines – improve and keep code in one file – adjust for no scroll bars</text:p>
        </text:list-item>
        <text:list-item>
          <text:p text:style-name="P51">later a code pen and youtube on line equation</text:p>
        </text:list-item>
        <text:list-item>
          <text:p text:style-name="P51">move learning code folder into different drive for space</text:p>
        </text:list-item>
        <text:list-item>
          <text:p text:style-name="P51">lots scoping issues especially var and let and some issues with this and delays</text:p>
        </text:list-item>
        <text:list-item>
          <text:p text:style-name="P51">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464196347008989945" text:style-name="L3">
        <text:list-item>
          <text:p text:style-name="P50">remove mailto as get your email scrapped</text:p>
        </text:list-item>
        <text:list-item>
          <text:p text:style-name="P50">the anchors take up space and so cause corner icons to be in wrong place</text:p>
        </text:list-item>
        <text:list-item>
          <text:p text:style-name="P34">ado suggest make light then go dark as this would indicate that there is one thing to do and is done</text:p>
        </text:list-item>
      </text:list>
      <text:p text:style-name="P7"><text:soft-page-break/></text:p>
      <text:list xml:id="list43295424"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29"/>
        </text:list-item>
        <text:list-item>
          <text:p text:style-name="P14">tab initialise marbles on pg3 maybe should be a start js for intialising the website</text:p>
        </text:list-item>
        <text:list-item>
          <text:p text:style-name="P29"/>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3170938826264509819" text:style-name="L4">
        <text:list-item>
          <text:p text:style-name="P35">example card has a kind of own version of show singleCard that needs a do thise before, then this after kind of code see how it is coded in card.js file</text:p>
          <text:list>
            <text:list-item>
              <text:p text:style-name="P35">it has an animation within its click to close click function, so the animation would have to be added to this somehow, and the rest of the timeout contents replaced with card to front click</text:p>
            </text:list-item>
          </text:list>
          <text:p text:style-name="P35"/>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0">max draw pull not go all the way to the marble no further</text:p>
        </text:list-item>
      </text:list>
      <text:p text:style-name="P7"/>
      <text:list xml:id="list43316764" text:continue-numbering="true" text:style-name="L4">
        <text:list-item>
          <text:p text:style-name="P65">the card press makes the glass case not work – unlikely to be pressed after the card</text:p>
          <text:p text:style-name="P65"/>
        </text:list-item>
        <text:list-item>
          <text:p text:style-name="P72"/>
        </text:list-item>
      </text:list>
      <text:p text:style-name="P1"/>
      <text:p text:style-name="P1"/>
      <text:p text:style-name="P1">Marble Case</text:p>
      <text:list xml:id="list3819067785205320741" text:style-name="L5">
        <text:list-item>
          <text:p text:style-name="P52">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text:soft-page-break/>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1">my marble should be a link</text:p>
        </text:list-item>
        <text:list-item>
          <text:p text:style-name="P15">all marble classes repeat each other </text:p>
        </text:list-item>
      </text:list>
      <text:p text:style-name="P4"/>
      <text:p text:style-name="P1">Marbles </text:p>
      <text:list xml:id="list7102127815930157716" text:style-name="L6">
        <text:list-item>
          <text:p text:style-name="P42">populate marble case from backend</text:p>
        </text:list-item>
        <text:list-item>
          <text:p text:style-name="P42">maybe use templates</text:p>
        </text:list-item>
        <text:list-item>
          <text:p text:style-name="P42">as one of each maybe use ids</text:p>
        </text:list-item>
        <text:list-item>
          <text:p text:style-name="P42">mix blend mode look up for making whites of marbles transparent</text:p>
        </text:list-item>
        <text:list-item>
          <text:p text:style-name="P42">plan when and what use marbleImg for marbleGlassEffect and aMarble</text:p>
        </text:list-item>
        <text:list-item>
          <text:p text:style-name="P42">remove X Y divs on my marble</text:p>
        </text:list-item>
        <text:list-item>
          <text:p text:style-name="P53"><text:a xlink:type="simple" xlink:href="https://www.sitepoint.com/css3-transform-background-image/" text:style-name="Internet_20_link" text:visited-style-name="Visited_20_Internet_20_Link"><text:span text:style-name="T20">https://www.sitepoint.com/css3-transform-background-image/</text:span></text:a><text:span text:style-name="T16"> make image spin not the marble so that the shine and the roundness is stationary but image turns</text:span></text:p>
        </text:list-item>
        <text:list-item>
          <text:p text:style-name="P54"><text:span text:style-name="T9">forwar</text:span><text:span text:style-name="T10">ds</text:span><text:span text:style-name="T17">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3953107067366323586" text:style-name="RTF_5f_Num_20_2">
        <text:list-header>
          <text:p text:style-name="P77"/>
          <text:p text:style-name="P85"/>
          <text:p text:style-name="P86"/>
          <text:p text:style-name="P78"/>
        </text:list-header>
        <text:list-item>
          <text:p text:style-name="P77">would be better if ejs used the template to make the cards</text:p>
        </text:list-item>
        <text:list-item>
          <text:p text:style-name="P84">marbles not actually rolling s in rotating</text:p>
          <text:p text:style-name="P77"/>
        </text:list-item>
        <text:list-item>
          <text:p text:style-name="P79">make magnifier magnify</text:p>
        </text:list-item>
        <text:list-item>
          <text:p text:style-name="P79">make magnifier fat</text:p>
        </text:list-item>
        <text:list-item>
          <text:p text:style-name="P77">why am i using rows and columns</text:p>
        </text:list-item>
        <text:list-item>
          <text:p text:style-name="P77">magnifier now not working nicely i think this maybe because all code slowed by jquery</text:p>
        </text:list-item>
        <text:list-item>
          <text:p text:style-name="P77">as magnifier turns it magnifies right card then middles then left left middle right</text:p>
        </text:list-item>
        <text:list-item>
          <text:p text:style-name="P77">is it possible to make handle better synced with marbles so always points at front one</text:p>
        </text:list-item>
        <text:list-item>
          <text:p text:style-name="P80"><text:s/>it also pushes the marbles off the top and a card pokes out the right</text:p>
        </text:list-item>
        <text:list-item>
          <text:p text:style-name="P81">magnifier image replace</text:p>
        </text:list-item>
        <text:list-item>
          <text:p text:style-name="P82">pad the cards in a little and then make them tuck behind the page background and border of the shape so tucked in – cant think of a way of doing it</text:p>
        </text:list-item>
        <text:list-item>
          <text:p text:style-name="P82">trapezoid velvet red things that look like tabs that hold the cards in </text:p>
          <text:p text:style-name="P82"/>
        </text:list-item>
      </text:list>
      <text:p text:style-name="P1"/>
      <text:p text:style-name="P1">TODO PG4</text:p>
      <text:list xml:id="list5887455232469304909" text:style-name="L7">
        <text:list-header>
          <text:p text:style-name="P16"/>
        </text:list-header>
        <text:list-item>
          <text:p text:style-name="P45"><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8">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text:soft-page-break/></text:p>
      <text:p text:style-name="P1">TODO Cards – make them all template generated!! with incline aCard click function</text:p>
      <text:list xml:id="list1740698250473046340" text:style-name="L8">
        <text:list-header>
          <text:p text:style-name="P17"/>
        </text:list-header>
        <text:list-item>
          <text:p text:style-name="P66">aCard needs to come with reference to own function for when it is made</text:p>
          <text:list>
            <text:list-item>
              <text:p text:style-name="P66">so does aMarble – not sure</text:p>
            </text:list-item>
          </text:list>
          <text:p text:style-name="P74"/>
        </text:list-item>
        <text:list-item>
          <text:p text:style-name="P74"/>
        </text:list-item>
      </text:list>
      <text:p text:style-name="P11"/>
      <text:list xml:id="list43314344" text:continue-numbering="true" text:style-name="L8">
        <text:list-item>
          <text:p text:style-name="P66">a card click code repeated from page clickable cards to dynamically made use function to apply function singleCardDisplayOnClick(search){}$(search).find(".aCard").on('click', OR... ... also true for pg4</text:p>
          <text:list>
            <text:list-item>
              <text:p text:style-name="P66">reference in the html of aCard its click function so when dynamically created it still has its click functionality, or research live() if that doesnt work</text:p>
            </text:list-item>
          </text:list>
        </text:list-item>
        <text:list-item>
          <text:p text:style-name="P55"><text:span text:style-name="T2">ribbon slight right shadow, maybe with angle so bigger top than bottom -</text:span><text:span text:style-name="T1"> </text:span></text:p>
          <text:list>
            <text:list-item>
              <text:p text:style-name="P55"><text:a xlink:type="simple" xlink:href="https://codepen.io/phy5prt/pen/ZgqdLr" text:style-name="Internet_20_link" text:visited-style-name="Visited_20_Internet_20_Link"><text:span text:style-name="T21">https://codepen.io/phy5prt/pen/ZgqdLr</text:span></text:a><text:span text:style-name="T21"> </text:span></text:p>
            </text:list-item>
            <text:list-item>
              <text:p text:style-name="P56">also ribbon slight in side shadow</text:p>
            </text:list-item>
            <text:list-item>
              <text:p text:style-name="P60">give ribbon texture</text:p>
            </text:list-item>
            <text:list-item>
              <text:p text:style-name="P56">ive tried giving the ribbon second linear gradient with the blue, grey with alpha transparent gray but the border which is ribbbon end not work</text:p>
            </text:list-item>
            <text:list-item>
              <text:p text:style-name="P56">ive also tried inset and outset box shadow, it work but same problem with bottom ribbon</text:p>
            </text:list-item>
          </text:list>
        </text:list-item>
        <text:list-item>
          <text:p text:style-name="P55">carousel load time puts elements in wrong place, to see error change .cloud9-item{} to have background color red</text:p>
        </text:list-item>
      </text:list>
      <text:p text:style-name="Standard"/>
      <text:list xml:id="list43307941"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43297167" text:continue-numbering="true" text:style-name="L8">
        <text:list-item>
          <text:p text:style-name="P17"/>
        </text:list-item>
        <text:list-item>
          <text:p text:style-name="P37">make the containers for card based on viewport</text:p>
        </text:list-item>
        <text:list-item>
          <text:p text:style-name="P55"><text:a xlink:type="simple" xlink:href="https://www.geeksforgeeks.org/maintain-the-aspect-ratio-of-a-div-with-css/" text:style-name="Internet_20_link" text:visited-style-name="Visited_20_Internet_20_Link"><text:span text:style-name="T5">https://www.geeksforgeeks.org/maintain-the-aspect-ratio-of-a-div-with-css/</text:span></text:a><text:span text:style-name="T5"> </text:span></text:p>
        </text:list-item>
      </text:list>
      <text:list xml:id="list7438400304384708659"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3"><text:a xlink:type="simple" xlink:href="https://www.w3schools.com/howto/howto_css_flip_image.asp" text:style-name="Internet_20_link" text:visited-style-name="Visited_20_Internet_20_Link"><text:span text:style-name="T4">https://www.w3schools.com/howto/howto_css_flip_image.asp</text:span></text:a><text:span text:style-name="T4"> </text:span></text:p>
        </text:list-item>
        <text:list-item>
          <text:p text:style-name="P18">inset shadows on image box or writing box?</text:p>
        </text:list-item>
        <text:list-item>
          <text:p text:style-name="P18">3d art on back</text:p>
        </text:list-item>
        <text:list-item>
          <text:p text:style-name="P87">try cards having marbles 3d shadow colours see looks good</text:p>
        </text:list-item>
        <text:list-item>
          <text:p text:style-name="P87">put a div in the cards for the box shadows</text:p>
          <text:p text:style-name="P43"/>
        </text:list-item>
      </text:list>
      <text:p text:style-name="P1"/>
      <text:p text:style-name="P1">TODO Carousel</text:p>
      <text:list xml:id="list2420272450886491012" text:style-name="L10">
        <text:list-header>
          <text:p text:style-name="P67"/>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67">slightTimeout so see carasel turn then it pops up the card single view – didnt work first time <text:soft-page-break/>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2">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9"/>
        </text:list-item>
        <text:list-item>
          <text:p text:style-name="P88">fixed draw but not properly just moved carousel section to bottom which i think effects code execution order would be good to fix properly</text:p>
        </text:list-item>
        <text:list-item>
          <text:p text:style-name="P89">carousell needs to be brighter more fun <text:s/>- like when use the bug icons on chrome tools</text:p>
        </text:list-item>
      </text:list>
      <text:p text:style-name="P1"/>
      <text:p text:style-name="P1">TODO Admin Area</text:p>
      <text:list xml:id="list4123185953386018469" text:style-name="L11">
        <text:list-item>
          <text:p text:style-name="P21">Admin carousell enable to alter and input cards info </text:p>
        </text:list-item>
      </text:list>
      <text:p text:style-name="P1"/>
      <text:p text:style-name="P1">TODO Backend</text:p>
      <text:list xml:id="list6793848275967370309" text:style-name="L12">
        <text:list-item>
          <text:p text:style-name="P46"/>
        </text:list-item>
      </text:list>
      <text:p text:style-name="P1"/>
      <text:p text:style-name="P1">TODO Host</text:p>
      <text:list xml:id="list6021639795919627716" text:style-name="L13">
        <text:list-item>
          <text:p text:style-name="P41">heroku</text:p>
        </text:list-item>
        <text:list-item>
          <text:p text:style-name="P68">aws later</text:p>
        </text:list-item>
        <text:list-item>
          <text:p text:style-name="P68">own domain name</text:p>
        </text:list-item>
      </text:list>
      <text:p text:style-name="P10"/>
      <text:p text:style-name="P1">TODO Data for cards</text:p>
      <text:p text:style-name="P1"/>
      <text:p text:style-name="P1">TODO Color informatic</text:p>
      <text:p text:style-name="P1"/>
      <text:list xml:id="list5514878587417227797" text:style-name="L14">
        <text:list-item>
          <text:p text:style-name="P47"><text:a xlink:type="simple" xlink:href="https://startbootstrap.com/guides/how-to-create-a-website-with-github-pages/" text:style-name="Internet_20_link" text:visited-style-name="Visited_20_Internet_20_Link"><text:span text:style-name="T18">https://startbootstrap.com/guides/how-to-create-a-website-with-github-pages/</text:span></text:a><text:span text:style-name="T18"> </text:span></text:p>
        </text:list-item>
        <text:list-item>
          <text:p text:style-name="P39">Or make a pdf, something thats just an image</text:p>
        </text:list-item>
        <text:list-item>
          <text:p text:style-name="P39">Downloadable nice colour resume and more traditional—rleonardi.com</text:p>
        </text:list-item>
        <text:list-item>
          <text:p text:style-name="P39">update cv to include website while at it</text:p>
        </text:list-item>
      </text:list>
      <text:p text:style-name="P5"/>
      <text:p text:style-name="P4"/>
      <text:p text:style-name="P1">TODO Size friendly</text:p>
      <text:p text:style-name="P1"/>
      <text:p text:style-name="P1">TODO Mobile friendly</text:p>
      <text:list xml:id="list2595668719201164373"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7953422075784654492"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text:soft-page-break/>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1486811368138077690"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1"><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43288358" text:continue-list="list3953107067366323586" text:style-name="RTF_5f_Num_20_2">
        <text:list-item>
          <text:p text:style-name="P83"><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text:soft-page-break/>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text:soft-page-break/>carousel</text:p>
      <text:list xml:id="list43290790" text:continue-list="list2420272450886491012"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5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7"><text:span text:style-name="T1">research what this is </text:span><text:span text:style-name="T8"> </text:span><text:span text:style-name="T6">type: </text:span><text:span text:style-name="T7">text/ejs</text:span><text:span text:style-name="T1"> done just for inline code like not using shortcut &lt;%%&gt;</text:span></text:p>
        </text:list-item>
        <text:list-item>
          <text:p text:style-name="P19">can ejs do what moustache does in js file – unsure can use both</text:p>
        </text:list-item>
        <text:list-item>
          <text:p text:style-name="P57"><text:span text:style-name="T1">moustache to insert into template -</text:span><text:span text:style-name="T5">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8"><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2H40M23S</meta:editing-duration>
    <meta:editing-cycles>166</meta:editing-cycles>
    <meta:generator>OpenOffice/4.1.6$Win32 OpenOffice.org_project/416m1$Build-9790</meta:generator>
    <dc:date>2019-10-26T23:09:40.79</dc:date>
    <dc:creator>Philip Tate</dc:creator>
    <meta:document-statistic meta:table-count="0" meta:image-count="0" meta:object-count="0" meta:page-count="9" meta:paragraph-count="258" meta:word-count="2657" meta:character-count="16582"/>
    <meta:user-defined meta:name="Info 1"/>
    <meta:user-defined meta:name="Info 2"/>
    <meta:user-defined meta:name="Info 3"/>
    <meta:user-defined meta:name="Info 4"/>
  </office:meta>
</office:document-meta>
</file>